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70000028CC144FF6294D8B790.png" manifest:media-type="image/png"/>
  <manifest:file-entry manifest:full-path="Pictures/10000201000002E8000002E77BEBAD214C727F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top" draw:auto-grow-height="false" fo:min-height="9.832cm" fo:min-width="22.78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85%" draw:textarea-horizontal-align="justify" draw:textarea-vertical-align="middle" draw:auto-grow-height="false" fo:min-height="1.288cm" fo:min-width="2.34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d7cb5" draw:opacity="90%" draw:textarea-horizontal-align="justify" draw:textarea-vertical-align="middle" draw:auto-grow-height="false" fo:min-height="0.94cm" fo:min-width="3.2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579835" draw:opacity="82%" draw:textarea-horizontal-align="justify" draw:textarea-vertical-align="middle" draw:auto-grow-height="false" fo:min-height="1.448cm" fo:min-width="4.24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454fa1" draw:opacity="84%" draw:textarea-horizontal-align="justify" draw:textarea-vertical-align="middle" draw:auto-grow-height="false" fo:min-height="1.194cm" fo:min-width="4.24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04e4d" draw:opacity="73%" draw:textarea-horizontal-align="justify" draw:textarea-vertical-align="middle" draw:auto-grow-height="false" fo:min-height="2.256cm" fo:min-width="4.29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85%" draw:textarea-horizontal-align="justify" draw:textarea-vertical-align="middle" draw:auto-grow-height="false" fo:min-height="1.368cm" fo:min-width="2.37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5.77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4.246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4.754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3.738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0.686cm" fo:min-width="3.99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1.194cm" fo:min-width="3.99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1.194cm" fo:min-width="4.5cm" fo:padding-top="0.165cm" fo:padding-bottom="0.165cm" fo:padding-left="0.29cm" fo:padding-right="0.2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1.194cm" fo:min-width="4.246cm" fo:padding-top="0.165cm" fo:padding-bottom="0.165cm" fo:padding-left="0.29cm" fo:padding-right="0.29cm"/>
    </style:style>
    <style:style style:name="gr19" style:family="graphic">
      <style:graphic-properties style:protect="siz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38cm, 0cm, 4.757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63cm, 0cm, 0.987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58220" draw:opacity="81%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opacity="85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bd7cb5" draw:opacity="90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-color="#579835" draw:opacity="82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454fa1" draw:opacity="84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f04e4d" draw:opacity="73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58220" draw:opacity="81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.368cm" svg:height="10.162cm" svg:x="0cm" svg:y="5.588cm">
          <text:p text:style-name="P1"><text:span text:style-name="T1">2.Firmware <text:s text:c="4"/></text:span><text:span text:style-name="T1"><text:s text:c="16"/></text:span></text:p>
          <text:p text:style-name="P1"><text:span text:style-name="T2">t = 322hs <text:s text:c="11"/></text:span><text:span text:style-name="T2"><text:s text:c="14"/>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134cm" svg:height="2.286cm" svg:x="1.454cm" svg:y="0.254cm">
          <text:p text:style-name="P3"><text:span text:style-name="T3">Inicio</text:span></text:p>
          <text:p text:style-name="P3"><text:span text:style-name="T4">23/10/20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3.81cm" svg:height="1.27cm" svg:x="1.616cm" svg:y="3.524cm">
          <text:p text:style-name="P3"><text:span text:style-name="T5">1.</text:span><text:span text:style-name="T5">Pl</text:span><text:span text:style-name="T5">an</text:span><text:span text:style-name="T5">ifi</text:span><text:span text:style-name="T5">ca</text:span><text:span text:style-name="T5">ci</text:span><text:span text:style-name="T5">ón</text:span></text:p>
          <text:p text:style-name="P3"><text:span text:style-name="T6">t = </text:span><text:span text:style-name="T6">50</text:span><text:span text:style-name="T6">h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5" draw:id="id15" draw:layer="layout" svg:width="4.826cm" svg:height="1.778cm" svg:x="9.398cm" svg:y="1.778cm">
          <text:p text:style-name="P3"><text:span text:style-name="T1">3.Hardware</text:span></text:p>
          <text:p text:style-name="P3"><text:span text:style-name="T2">t = 140h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6" draw:id="id16" draw:layer="layout" svg:width="4.826cm" svg:height="1.524cm" svg:x="9.398cm" svg:y="0cm">
          <text:p text:style-name="P3"><text:span text:style-name="T1">4.Web</text:span></text:p>
          <text:p text:style-name="P3"><text:span text:style-name="T2">t = 60h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4.826cm" svg:height="2.54cm" svg:x="23.174cm" svg:y="2.54cm">
          <text:p text:style-name="P3"><text:span text:style-name="T1">5.Redacción de</text:span></text:p>
          <text:p text:style-name="P3"><text:span text:style-name="T1">informe final</text:span></text:p>
          <text:p text:style-name="P3"><text:span text:style-name="T2">t = 60h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4.064cm" svg:height="2.286cm" svg:x="23.557cm" svg:y="10.708cm">
          <text:p text:style-name="P3"><text:span text:style-name="T3">Fin</text:span></text:p>
          <text:p text:style-name="P3"><text:span text:style-name="T4">19/10/20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3.521cm" svg:y1="2.54cm" svg:x2="3.521cm" svg:y2="3.524cm" draw:start-shape="id1" draw:start-glue-point="8" draw:end-shape="id2" draw:end-glue-point="0" svg:d="M3521 2540v984" svg:viewBox="0 0 1 985">
          <text:p/>
        </draw:connector>
        <draw:custom-shape draw:style-name="gr9" draw:text-style-name="P10" xml:id="id3" draw:id="id3" draw:layer="layout" svg:width="6.35cm" svg:height="1.016cm" svg:x="0.254cm" svg:y="5.588cm">
          <text:p text:style-name="P3"><text:span text:style-name="T5">2.1.Asimilar </text:span><text:span text:style-name="T5">herramientas</text:span></text:p>
          <text:p text:style-name="P3"><text:span text:style-name="T6">t = 30h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4.826cm" svg:height="1.016cm" svg:x="0.254cm" svg:y="7.112cm">
          <text:p text:style-name="P3"><text:span text:style-name="T5">2.2.Estructura base</text:span></text:p>
          <text:p text:style-name="P3"><text:span text:style-name="T6">t = 60h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4" draw:id="id4" draw:layer="layout" svg:width="5.334cm" svg:height="1.016cm" svg:x="5.588cm" svg:y="7.112cm">
          <text:p text:style-name="P3"><text:span text:style-name="T5">2.3.Gestor de rutinas</text:span></text:p>
          <text:p text:style-name="P3"><text:span text:style-name="T6">t = 30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6.604cm" svg:y1="6.096cm" svg:x2="8.255cm" svg:y2="7.112cm" draw:start-shape="id3" draw:start-glue-point="1" draw:end-shape="id4" draw:end-glue-point="0" svg:d="M6604 6096h1651v1016" svg:viewBox="0 0 1652 1017">
          <text:p/>
        </draw:connector>
        <draw:connector draw:style-name="gr12" draw:text-style-name="P9" draw:layer="layout" draw:type="line" svg:x1="3.429cm" svg:y1="6.604cm" svg:x2="2.667cm" svg:y2="7.112cm" draw:start-shape="id3" draw:start-glue-point="2" draw:end-shape="id5" draw:end-glue-point="0" svg:d="M3429 6604l-762 508" svg:viewBox="0 0 763 509">
          <text:p/>
        </draw:connector>
        <draw:custom-shape draw:style-name="gr13" draw:text-style-name="P10" xml:id="id6" draw:id="id6" draw:layer="layout" svg:width="4.318cm" svg:height="1.016cm" svg:x="0.508cm" svg:y="8.728cm">
          <text:p text:style-name="P3"><text:span text:style-name="T5">2.4.Firmware 0.1v</text:span></text:p>
          <text:p text:style-name="P3"><text:span text:style-name="T6">t = 2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2.667cm" svg:y1="8.128cm" svg:x2="2.667cm" svg:y2="8.728cm" draw:start-shape="id5" draw:start-glue-point="2" draw:end-shape="id6" svg:d="M2667 8128v600" svg:viewBox="0 0 1 601">
          <text:p/>
        </draw:connector>
        <draw:connector draw:style-name="gr8" draw:text-style-name="P9" draw:layer="layout" svg:x1="8.255cm" svg:y1="8.128cm" svg:x2="4.826cm" svg:y2="9.236cm" draw:start-shape="id4" draw:start-glue-point="2" draw:end-shape="id6" draw:end-glue-point="1" svg:d="M8255 8128v1108h-3429" svg:viewBox="0 0 3430 1109">
          <text:p/>
        </draw:connector>
        <draw:custom-shape draw:style-name="gr14" draw:text-style-name="P10" xml:id="id8" draw:id="id8" draw:layer="layout" svg:width="4.572cm" svg:height="1.016cm" svg:x="5.588cm" svg:y="10.28cm">
          <text:p text:style-name="P3"><text:span text:style-name="T5">2.5.Interfaz gráfica</text:span></text:p>
          <text:p text:style-name="P3"><text:span text:style-name="T6">t = 40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" draw:id="id7" draw:layer="layout" svg:width="4.318cm" svg:height="1.016cm" svg:x="0.508cm" svg:y="10.414cm">
          <text:p text:style-name="P3"><text:span text:style-name="T5">2.6.Firmware 0.2v</text:span></text:p>
          <text:p text:style-name="P3"><text:span text:style-name="T6">t = 2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2.667cm" svg:y1="9.744cm" svg:x2="2.667cm" svg:y2="10.414cm" draw:start-shape="id6" draw:start-glue-point="2" draw:end-shape="id7" draw:end-glue-point="0" svg:d="M2667 9744v670" svg:viewBox="0 0 1 671">
          <text:p/>
        </draw:connector>
        <draw:connector draw:style-name="gr8" draw:text-style-name="P9" draw:layer="layout" draw:type="line" svg:x1="5.588cm" svg:y1="10.788cm" svg:x2="4.826cm" svg:y2="10.922cm" draw:start-shape="id8" draw:start-glue-point="3" draw:end-shape="id7" draw:end-glue-point="1" svg:d="M5588 10788l-762 134" svg:viewBox="0 0 763 135">
          <text:p/>
        </draw:connector>
        <draw:connector draw:style-name="gr8" draw:text-style-name="P9" draw:layer="layout" draw:line-skew="0.475cm" svg:x1="6.604cm" svg:y1="6.096cm" svg:x2="10.16cm" svg:y2="10.788cm" draw:start-shape="id3" draw:start-glue-point="1" draw:end-shape="id8" draw:end-glue-point="1" svg:d="M6604 6096h4572v4692h-1016" svg:viewBox="0 0 4573 4693">
          <text:p/>
        </draw:connector>
        <draw:custom-shape draw:style-name="gr15" draw:text-style-name="P10" xml:id="id10" draw:id="id10" draw:layer="layout" svg:width="4.572cm" svg:height="1.524cm" svg:x="5.588cm" svg:y="11.684cm">
          <text:p text:style-name="P3"><text:span text:style-name="T5">2.7.Decodificador</text:span></text:p>
          <text:p text:style-name="P3"><text:span text:style-name="T5">básico</text:span></text:p>
          <text:p text:style-name="P3"><text:span text:style-name="T6">t = 30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318cm" svg:height="1.016cm" svg:x="0.508cm" svg:y="12.192cm">
          <text:p text:style-name="P3"><text:span text:style-name="T5">2.8.Firmware 0.3v</text:span></text:p>
          <text:p text:style-name="P3"><text:span text:style-name="T6">t = 2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.667cm" svg:y1="11.43cm" svg:x2="2.667cm" svg:y2="12.192cm" draw:start-shape="id7" draw:start-glue-point="2" draw:end-shape="id9" draw:end-glue-point="0" svg:d="M2667 11430v762" svg:viewBox="0 0 1 763">
          <text:p/>
        </draw:connector>
        <draw:connector draw:style-name="gr8" draw:text-style-name="P9" draw:layer="layout" svg:x1="5.588cm" svg:y1="12.446cm" svg:x2="4.826cm" svg:y2="12.7cm" draw:start-shape="id10" draw:start-glue-point="3" draw:end-shape="id9" draw:end-glue-point="1" svg:d="M5588 12446h-381v254h-381" svg:viewBox="0 0 763 255">
          <text:p/>
        </draw:connector>
        <draw:connector draw:style-name="gr8" draw:text-style-name="P9" draw:layer="layout" draw:line-skew="0.729cm" svg:x1="6.604cm" svg:y1="6.096cm" svg:x2="10.16cm" svg:y2="12.446cm" draw:start-shape="id3" draw:start-glue-point="1" draw:end-shape="id10" draw:end-glue-point="1" svg:d="M6604 6096h4826v6350h-1270" svg:viewBox="0 0 4827 6351">
          <text:p/>
        </draw:connector>
        <draw:custom-shape draw:style-name="gr10" draw:text-style-name="P10" xml:id="id12" draw:id="id12" draw:layer="layout" svg:width="4.826cm" svg:height="1.016cm" svg:x="0.254cm" svg:y="13.716cm">
          <text:p text:style-name="P3"><text:span text:style-name="T5">2.10.Firmware 0.4v</text:span></text:p>
          <text:p text:style-name="P3"><text:span text:style-name="T6">t = 2hs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1" draw:id="id11" draw:layer="layout" svg:width="5.08cm" svg:height="1.524cm" svg:x="5.588cm" svg:y="13.462cm">
          <text:p text:style-name="P3"><text:span text:style-name="T5">2.9.Monitor y driver</text:span></text:p>
          <text:p text:style-name="P3"><text:span text:style-name="T6">t = 30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line-skew="0.475cm" svg:x1="6.604cm" svg:y1="6.096cm" svg:x2="10.668cm" svg:y2="14.224cm" draw:start-shape="id3" draw:start-glue-point="1" draw:end-shape="id11" draw:end-glue-point="1" svg:d="M6604 6096h5080v8128h-1016" svg:viewBox="0 0 5081 8129">
          <text:p/>
        </draw:connector>
        <draw:connector draw:style-name="gr8" draw:text-style-name="P9" draw:layer="layout" svg:x1="5.588cm" svg:y1="14.224cm" svg:x2="5.08cm" svg:y2="14.224cm" draw:start-shape="id11" draw:start-glue-point="3" draw:end-shape="id12" draw:end-glue-point="1" svg:d="M5588 14224h-508" svg:viewBox="0 0 509 1">
          <text:p/>
        </draw:connector>
        <draw:connector draw:style-name="gr17" draw:text-style-name="P9" draw:layer="layout" svg:x1="2.667cm" svg:y1="13.208cm" svg:x2="2.667cm" svg:y2="13.716cm" draw:start-shape="id9" draw:start-glue-point="2" draw:end-shape="id12" draw:end-glue-point="0" svg:d="M2667 13208v508" svg:viewBox="0 0 1 509">
          <text:p/>
        </draw:connector>
        <draw:custom-shape draw:style-name="gr10" draw:text-style-name="P10" xml:id="id13" draw:id="id13" draw:layer="layout" svg:width="4.826cm" svg:height="1.016cm" svg:x="12.446cm" svg:y="13.716cm">
          <text:p text:style-name="P3"><text:span text:style-name="T5">2.12.Firmware 1.0v</text:span></text:p>
          <text:p text:style-name="P3"><text:span text:style-name="T6">t = 4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.667cm" svg:y1="14.732cm" svg:x2="14.859cm" svg:y2="14.732cm" draw:start-shape="id12" draw:start-glue-point="2" draw:end-shape="id13" svg:d="M2667 14732v541h12192v-541" svg:viewBox="0 0 12193 542">
          <text:p/>
        </draw:connector>
        <draw:custom-shape draw:style-name="gr11" draw:text-style-name="P10" xml:id="id14" draw:id="id14" draw:layer="layout" svg:width="5.334cm" svg:height="1.016cm" svg:x="12.192cm" svg:y="12.031cm">
          <text:p text:style-name="P3"><text:span text:style-name="T5">2.11.Gestor de reglas</text:span></text:p>
          <text:p text:style-name="P3"><text:span text:style-name="T6">t = 40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4.859cm" svg:y1="13.047cm" svg:x2="14.859cm" svg:y2="13.716cm" draw:start-shape="id14" draw:start-glue-point="2" draw:end-shape="id13" draw:end-glue-point="0" svg:d="M14859 13047v669" svg:viewBox="0 0 1 670">
          <text:p/>
        </draw:connector>
        <draw:connector draw:style-name="gr8" draw:text-style-name="P9" draw:layer="layout" svg:x1="6.604cm" svg:y1="6.096cm" svg:x2="14.859cm" svg:y2="12.031cm" draw:start-shape="id3" draw:start-glue-point="1" draw:end-shape="id14" draw:end-glue-point="0" svg:d="M6604 6096h8255v5935" svg:viewBox="0 0 8256 5936">
          <text:p/>
        </draw:connector>
        <draw:custom-shape draw:style-name="gr18" draw:text-style-name="P10" xml:id="id18" draw:id="id18" draw:layer="layout" svg:width="4.826cm" svg:height="1.524cm" svg:x="18.288cm" svg:y="13.462cm">
          <text:p text:style-name="P3"><text:span text:style-name="T5">2.13.Decodificador </text:span></text:p>
          <text:p text:style-name="P3"><text:span text:style-name="T5">completo</text:span></text:p>
          <text:p text:style-name="P3"><text:span text:style-name="T6">t = 50h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3.521cm" svg:y1="4.794cm" svg:x2="3.429cm" svg:y2="5.588cm" draw:start-shape="id2" draw:start-glue-point="2" draw:end-shape="id3" draw:end-glue-point="0" svg:d="M3521 4794v397h-92v397" svg:viewBox="0 0 93 795">
          <text:p/>
        </draw:connector>
        <draw:connector draw:style-name="gr17" draw:text-style-name="P9" draw:layer="layout" svg:x1="5.426cm" svg:y1="4.159cm" svg:x2="9.398cm" svg:y2="2.667cm" draw:start-shape="id2" draw:start-glue-point="1" draw:end-shape="id15" draw:end-glue-point="3" svg:d="M5426 4159h1986v-1492h1986" svg:viewBox="0 0 3973 1493">
          <text:p/>
        </draw:connector>
        <draw:connector draw:style-name="gr17" draw:text-style-name="P9" draw:layer="layout" svg:x1="5.426cm" svg:y1="4.159cm" svg:x2="9.398cm" svg:y2="0.762cm" draw:start-shape="id2" draw:start-glue-point="1" draw:end-shape="id16" draw:end-glue-point="3" svg:d="M5426 4159h1986v-3397h1986" svg:viewBox="0 0 3973 3398">
          <text:p/>
        </draw:connector>
        <draw:connector draw:style-name="gr17" draw:text-style-name="P9" draw:layer="layout" svg:x1="14.224cm" svg:y1="2.667cm" svg:x2="23.174cm" svg:y2="3.81cm" draw:start-shape="id15" draw:start-glue-point="1" draw:end-shape="id17" draw:end-glue-point="3" svg:d="M14224 2667h4475v1143h4475" svg:viewBox="0 0 8951 1144">
          <text:p/>
        </draw:connector>
        <draw:connector draw:style-name="gr17" draw:text-style-name="P9" draw:layer="layout" svg:x1="14.224cm" svg:y1="0.762cm" svg:x2="23.174cm" svg:y2="3.81cm" draw:start-shape="id16" draw:start-glue-point="1" draw:end-shape="id17" draw:end-glue-point="3" svg:d="M14224 762h4475v3048h4475" svg:viewBox="0 0 8951 3049">
          <text:p/>
        </draw:connector>
        <draw:connector draw:style-name="gr8" draw:text-style-name="P9" draw:layer="layout" svg:x1="17.272cm" svg:y1="14.224cm" svg:x2="18.288cm" svg:y2="14.224cm" draw:start-shape="id13" draw:start-glue-point="1" draw:end-shape="id18" draw:end-glue-point="3" svg:d="M17272 14224h1016" svg:viewBox="0 0 1017 1">
          <text:p/>
        </draw:connector>
        <draw:connector draw:style-name="gr8" draw:text-style-name="P9" draw:layer="layout" svg:x1="20.701cm" svg:y1="13.462cm" svg:x2="23.174cm" svg:y2="3.81cm" draw:start-shape="id18" draw:start-glue-point="0" draw:end-shape="id17" draw:end-glue-point="3" svg:d="M20701 13462v-9652h2473" svg:viewBox="0 0 2474 9653">
          <text:p/>
        </draw:connector>
        <draw:connector draw:style-name="gr8" draw:text-style-name="P9" draw:layer="layout" svg:x1="25.587cm" svg:y1="5.08cm" svg:x2="25.589cm" svg:y2="10.708cm" draw:start-shape="id17" draw:start-glue-point="2" draw:end-shape="id19" svg:d="M25587 5080v2814h2v2814" svg:viewBox="0 0 3 5629">
          <text:p/>
        </draw:connector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0" draw:text-style-name="P3" draw:layer="layout" svg:width="28.021cm" svg:height="15.241cm" svg:x="-0.021cm" svg:y="0.509cm">
          <draw:image xlink:href="Pictures/10000201000002E8000002E77BEBAD214C727FE9.png" xlink:type="simple" xlink:show="embed" xlink:actuate="onLoad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1" draw:text-style-name="P3" draw:layer="layout" svg:width="27.999cm" svg:height="15.749cm" svg:x="0cm" svg:y="0.001cm">
          <draw:image xlink:href="Pictures/10000201000005170000028CC144FF6294D8B790.png" xlink:type="simple" xlink:show="embed" xlink:actuate="onLoad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18:41:27.827522176</meta:creation-date>
    <dc:date>2020-11-22T22:31:15.030932735</dc:date>
    <meta:editing-duration>PT5H36M19S</meta:editing-duration>
    <meta:editing-cycles>6</meta:editing-cycles>
    <meta:generator>LibreOffice/6.0.7.3$Linux_X86_64 LibreOffice_project/00m0$Build-3</meta:generator>
    <meta:document-statistic meta:object-count="74"/>
  </office:meta>
</office:document-meta>
</file>